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AMANI TECSI, OLIMP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39113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40696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RANCO NINA, LUIS ANG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7450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MAMANI TECSI OLIMPI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4339113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8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228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8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770618</text:p>
          </table:table-cell>
          <table:table-cell table:style-name="Tabla2.D3" office:value-type="string">
            <text:p text:style-name="P17">228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20:1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